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vOutW</text:p>
          </table:table-cell>
          <table:table-cell table:formula="of:=([.B4]+2*[.B7]-[.B9]*([.B6]-1)-1)/[.B8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nvOutW</text:p>
          </table:table-cell>
          <table:table-cell table:formula="of:=([.B5]-1)*[.B8]-2*[.B7]+[.B9]*([.B6]-1)+[.B10]+1"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vInW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nvInW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156-52</text:p>
          </table:table-cell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8-26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2-24-8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36,12,4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_pad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ossible input sizes:</text:p>
          </table:table-cell>
          <table:table-cell/>
          <table:table-cell office:value-type="string" calcext:value-type="string">
            <text:p>possible input sizes:</text:p>
          </table:table-cell>
          <table:table-cell table:number-columns-repeated="2"/>
        </table:table-row>
        <table:table-row table:style-name="ro1">
          <table:table-cell table:formula="of:=((((1+2)*2+4)*2+4)*2+4)*2+4" office:value-type="float" office:value="108" calcext:value-type="float">
            <text:p>108</text:p>
          </table:table-cell>
          <table:table-cell/>
          <table:table-cell table:formula="of:=(((((1+2)*2+4)*2+4)*2+4)*2+4)*2+8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((((2+2)*2+4)*2+4)*2+4)*2+4" office:value-type="float" office:value="124" calcext:value-type="float">
            <text:p>124</text:p>
          </table:table-cell>
          <table:table-cell/>
          <table:table-cell table:formula="of:=(((((2+2)*2+4)*2+4)*2+4)*2+4)*2+8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((((3+2)*2+4)*2+4)*2+4)*2+4" office:value-type="float" office:value="140" calcext:value-type="float">
            <text:p>140</text:p>
          </table:table-cell>
          <table:table-cell/>
          <table:table-cell table:formula="of:=(((((3+2)*2+4)*2+4)*2+4)*2+4)*2+8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formula="of:=((((4+2)*2+4)*2+4)*2+4)*2+4" office:value-type="float" office:value="156" calcext:value-type="float">
            <text:p>156</text:p>
          </table:table-cell>
          <table:table-cell/>
          <table:table-cell table:formula="of:=(((((4+2)*2+4)*2+4)*2+4)*2+4)*2+8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+n*16</text:p>
          </table:table-cell>
          <table:table-cell/>
          <table:table-cell office:value-type="string" calcext:value-type="string">
            <text:p>224+n*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21:06:46.946249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2:23:42.636584445</meta:creation-date>
    <dc:date>2019-05-19T19:29:15.634186162</dc:date>
    <meta:editing-duration>P1DT12H58S</meta:editing-duration>
    <meta:editing-cycles>6</meta:editing-cycles>
    <meta:generator>LibreOffice/6.2.3.2$Linux_X86_64 LibreOffice_project/20$Build-2</meta:generator>
    <meta:document-statistic meta:table-count="1" meta:cell-count="34" meta:object-count="0"/>
  </office:meta>
</office:document-meta>
</file>